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ante" svg:font-family="Dant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Yu Mincho Demibold" svg:font-family="'Yu Mincho Demibold'" style:font-family-generic="roman" style:font-pitch="variable"/>
    <style:font-face style:name="Freestyle Script" svg:font-family="'Freestyle Script'" style:font-family-generic="script" style:font-pitch="variable"/>
    <style:font-face style:name="Informal Roman" svg:font-family="'Informal Roman'" style:font-family-generic="script"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Ubuntu" svg:font-family="Ubuntu"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000000" style:font-name="Ubuntu" fo:font-weight="bold" style:font-weight-asian="bold" style:font-weight-complex="bold"/>
    </style:style>
    <style:style style:name="P5" style:family="paragraph" style:parent-style-name="Standard">
      <style:paragraph-properties fo:margin-top="0cm" fo:margin-bottom="0.45cm" loext:contextual-spacing="false" style:line-height-at-least="0.476cm"/>
      <style:text-properties fo:color="#000000" style:font-name="Ubuntu"/>
    </style:style>
    <style:style style:name="P6" style:family="paragraph" style:parent-style-name="Standard">
      <style:paragraph-properties fo:margin-top="0cm" fo:margin-bottom="0.45cm" loext:contextual-spacing="false" style:line-height-at-least="0.476cm"/>
      <style:text-properties fo:color="#000000" style:font-name="Ubuntu" fo:font-weight="bold" style:font-weight-asian="bold" style:font-weight-complex="bold"/>
    </style:style>
    <style:style style:name="P7" style:family="paragraph" style:parent-style-name="Standard">
      <style:paragraph-properties fo:margin-top="0cm" fo:margin-bottom="0.45cm" loext:contextual-spacing="false" style:line-height-at-least="0.476cm" fo:text-align="center" style:justify-single-word="false"/>
      <style:text-properties fo:color="#000000" style:font-name="Ubuntu" fo:font-weight="bold" style:font-weight-asian="bold" style:font-weight-complex="bold"/>
    </style:style>
    <style:style style:name="P8" style:family="paragraph" style:parent-style-name="Standard">
      <style:paragraph-properties fo:margin-top="0cm" fo:margin-bottom="0.45cm" loext:contextual-spacing="false" style:line-height-at-least="0.476cm"/>
    </style:style>
    <style:style style:name="P9" style:family="paragraph" style:parent-style-name="Standard">
      <style:paragraph-properties fo:margin-top="0cm" fo:margin-bottom="0.45cm" loext:contextual-spacing="false" style:line-height-at-least="0.476cm" fo:text-align="center" style:justify-single-word="false"/>
    </style:style>
    <style:style style:name="P10" style:family="paragraph" style:parent-style-name="Standard" style:master-page-name="MP0">
      <style:paragraph-properties fo:text-align="center" style:justify-single-word="false" style:page-number="auto" fo:break-before="page"/>
      <style:text-properties style:font-name="Ubuntu"/>
    </style:style>
    <style:style style:name="P11" style:family="paragraph" style:parent-style-name="Standard" style:list-style-name="L1">
      <style:text-properties style:font-name="Ubuntu"/>
    </style:style>
    <style:style style:name="P12" style:family="paragraph" style:parent-style-name="Standard" style:list-style-name="L1">
      <style:text-properties style:font-name="Ubuntu" officeooo:rsid="00051eba" officeooo:paragraph-rsid="00051eba"/>
    </style:style>
    <style:style style:name="P13" style:family="paragraph" style:parent-style-name="Standard">
      <style:text-properties fo:language="es" fo:country="ES" officeooo:paragraph-rsid="00051eba"/>
    </style:style>
    <style:style style:name="P14" style:family="paragraph" style:parent-style-name="Standard" style:list-style-name="L3">
      <style:text-properties officeooo:paragraph-rsid="00051eba"/>
    </style:style>
    <style:style style:name="P15" style:family="paragraph" style:parent-style-name="Standard">
      <style:text-properties officeooo:paragraph-rsid="00051eba"/>
    </style:style>
    <style:style style:name="P16" style:family="paragraph" style:parent-style-name="Standard" style:list-style-name="L2">
      <style:paragraph-properties fo:margin-top="0cm" fo:margin-bottom="0.45cm" loext:contextual-spacing="false" style:line-height-at-least="0.476cm"/>
      <style:text-properties fo:color="#000000" style:font-name="Ubuntu"/>
    </style:style>
    <style:style style:name="P17" style:family="paragraph" style:parent-style-name="Standard">
      <style:paragraph-properties fo:margin-top="0cm" fo:margin-bottom="0.45cm" loext:contextual-spacing="false" style:line-height-at-least="0.476cm"/>
    </style:style>
    <style:style style:name="P18" style:family="paragraph" style:parent-style-name="Standard">
      <style:paragraph-properties fo:margin-top="0cm" fo:margin-bottom="0.45cm" loext:contextual-spacing="false" style:line-height-at-least="0.476cm" fo:text-align="center" style:justify-single-word="false"/>
      <style:text-properties officeooo:paragraph-rsid="00051eba"/>
    </style:style>
    <style:style style:name="P19" style:family="paragraph" style:parent-style-name="Standard" style:list-style-name="L3">
      <style:paragraph-properties fo:margin-top="0cm" fo:margin-bottom="0.45cm" loext:contextual-spacing="false" style:line-height-at-least="0.476cm" fo:text-align="start" style:justify-single-word="false"/>
      <style:text-properties officeooo:paragraph-rsid="00051eba"/>
    </style:style>
    <style:style style:name="P20" style:family="paragraph" style:parent-style-name="Heading_20_3">
      <style:paragraph-properties fo:text-align="center" style:justify-single-word="false"/>
    </style:style>
    <style:style style:name="P21" style:family="paragraph" style:parent-style-name="Heading_20_3">
      <style:paragraph-properties fo:margin-top="0cm" fo:margin-bottom="0.45cm" loext:contextual-spacing="false" style:line-height-at-least="0.476cm" fo:text-align="center" style:justify-single-word="false"/>
    </style:style>
    <style:style style:name="T1" style:family="text">
      <style:text-properties fo:color="#000000" style:font-name="Ubuntu"/>
    </style:style>
    <style:style style:name="T2" style:family="text">
      <style:text-properties fo:color="#000000" style:font-name="Ubuntu" fo:font-size="12pt" fo:font-weight="bold" style:font-size-asian="12pt" style:font-weight-asian="bold" style:font-size-complex="12pt" style:font-weight-complex="bold"/>
    </style:style>
    <style:style style:name="T3" style:family="text">
      <style:text-properties fo:color="#000000" style:font-name="Ubuntu" fo:font-size="12pt" fo:background-color="#ffffff" loext:char-shading-value="0" style:font-size-asian="12pt" style:font-size-complex="12pt"/>
    </style:style>
    <style:style style:name="T4" style:family="text">
      <style:text-properties fo:color="#000000" style:font-name="Ubuntu" fo:font-weight="bold" fo:background-color="#ffffff" loext:char-shading-value="0" style:font-weight-asian="bold" style:font-weight-complex="bold"/>
    </style:style>
    <style:style style:name="T5" style:family="text">
      <style:text-properties fo:color="#000000" style:font-name="Ubuntu" officeooo:rsid="00051eba"/>
    </style:style>
    <style:style style:name="T6" style:family="text">
      <style:text-properties fo:color="#000000" style:font-name="Ubuntu" fo:font-size="16pt" officeooo:rsid="00051eba" style:font-size-asian="16pt" style:font-size-complex="16pt"/>
    </style:style>
    <style:style style:name="T7" style:family="text">
      <style:text-properties fo:color="#000000" style:font-name="Ubuntu" fo:font-size="16pt" fo:font-weight="normal" officeooo:rsid="000e6f22" style:font-size-asian="16pt" style:font-weight-asian="normal" style:font-size-complex="16pt" style:font-weight-complex="normal"/>
    </style:style>
    <style:style style:name="T8" style:family="text">
      <style:text-properties fo:color="#000000" style:font-name="Dante"/>
    </style:style>
    <style:style style:name="T9" style:family="text">
      <style:text-properties fo:font-weight="normal" officeooo:rsid="000e6f22" style:font-weight-asian="normal" style:font-weight-complex="normal"/>
    </style:style>
    <style:style style:name="T10" style:family="text">
      <style:text-properties fo:font-weight="normal" officeooo:rsid="000488cd" style:font-weight-asian="normal" style:font-weight-complex="normal"/>
    </style:style>
    <style:style style:name="T11" style:family="text">
      <style:text-properties fo:font-weight="normal" officeooo:rsid="0009b400" style:font-weight-asian="normal" style:font-weight-complex="normal"/>
    </style:style>
    <style:style style:name="T12" style:family="text">
      <style:text-properties fo:language="es" fo:country="ES"/>
    </style:style>
    <style:style style:name="T13" style:family="text">
      <style:text-properties fo:language="es" fo:country="ES" fo:font-weight="normal" officeooo:rsid="000e6f22" style:font-weight-asian="normal" style:font-weight-complex="normal"/>
    </style:style>
    <style:style style:name="T14" style:family="text">
      <style:text-properties fo:language="es" fo:country="ES" officeooo:rsid="000e6f22"/>
    </style:style>
    <style:style style:name="T15" style:family="text">
      <style:text-properties fo:language="es" fo:country="ES" fo:font-weight="bold" style:font-weight-asian="bold" style:font-weight-complex="bold"/>
    </style:style>
    <style:style style:name="T16" style:family="text">
      <style:text-properties fo:language="es" fo:country="ES" officeooo:rsid="001190b7"/>
    </style:style>
    <style:style style:name="T17" style:family="text">
      <style:text-properties fo:font-weight="bold" officeooo:rsid="000e6f22" style:font-weight-asian="bold" style:font-weight-complex="bold"/>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372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2.007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642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277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912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547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182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81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45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UMEC CIENCIA Y TECNOLOGÍA</text:p>
      <text:p text:style-name="P2"/>
      <text:p text:style-name="P2">“RUMEC Ciencia y Tecnología a la vanguardia de proyectos tecnológicos.”</text:p>
      <text:p text:style-name="P1"/>
      <text:p text:style-name="P1">Elaborado por:</text:p>
      <text:list xml:id="list1105441466" text:style-name="L1">
        <text:list-item>
          <text:p text:style-name="P11">Saúl Romero Barcénas</text:p>
        </text:list-item>
        <text:list-item>
          <text:p text:style-name="P11">Moises Alejandro Román Flores</text:p>
        </text:list-item>
        <text:list-item>
          <text:p text:style-name="P12">Victor Alan Hernandez Muñoz</text:p>
        </text:list-item>
      </text:list>
      <text:p text:style-name="P1"/>
      <text:p text:style-name="P1"/>
      <text:p text:style-name="P1">RUMEC, es una plataforma de negocios inteligentes que generan impacto social capaz de re-unificar, servir y representar a cooperativas en una escala global. Podemos asegurar que a los colaboradores se les remunere de manera justa y que estén laborando en condiciones adecuadas, por medio de proyectos productivos. RUMEC hace una pausa a mitad de la frase "Puede parecer extraordinario que nuestra visión sea ambiciosa, pero con la falta de derechos humanos básicos a nivel internacional, ponemos esta lucha en el corazón de nuestra ética, la forma en que realizamos nuestra plataforma”.</text:p>
      <text:p text:style-name="P1"/>
      <text:p text:style-name="P1">Nuestro campo de trabajo y experiencia está dentro de los mercados de la construcción, el café, la comercialización de diversos productos y recursos naturales, así como el proyecto de Intermediación Laboral México-Emiratos Árabes, aunque con el acelerado crecimiento y la formación de nuevas alianzas constantemente a nivel nacional e internacional, nuestra experiencia se ampliará a través de resultados en un futuro cercano.</text:p>
      <text:p text:style-name="P1"/>
      <text:p text:style-name="P1">Tenemos la intención a través de nuestra plataforma y nuestras asociaciones en esta región, de poner en práctica la ética en nuestros proyectos y garantizar que los colaboradores de las fincas tengan condiciones adecuadas de trabajo y sean pagados de manera justa.</text:p>
      <text:p text:style-name="P1"/>
      <text:p text:style-name="P3"><text:span text:style-name="Título_20_1_20_Car"><text:span text:style-name="T2">Visión</text:span></text:span></text:p>
      <text:p text:style-name="P1"><text:s/>Ser reconocidos exportadores de calidad dentro el entorno del e-commerce para poder fortalecer la economía y cooperación mexicana.</text:p>
      <text:p text:style-name="P4"/>
      <text:p text:style-name="P3"><text:span text:style-name="Título_20_1_20_Car"><text:span text:style-name="T2">Meta</text:span></text:span></text:p>
      <text:p text:style-name="P1">Usar la tecnología y una buena logística para lograr que los productores mexicanos, distribuyan su producto nacional e internacionalmente y conseguir una remuneración justa para la comunidad mexicana.</text:p>
      <text:p text:style-name="P1"/>
      <text:h text:style-name="P20" text:outline-level="3"><text:span text:style-name="Fuente_20_de_20_párrafo_20_predeter."><text:span text:style-name="T3">Problema</text:span></text:span></text:h>
      <text:p text:style-name="P5">Para RUMEC un grave problema con los productores de campo proviene de la falta de estrategias propias para hacer llegar su producto a puntos estratégicos, incluyendo la logística de transporte. Lo anterior provoca que los productores vendan sus productos a precios bajos ante "coyotes" que se aprovechan de estas situaciones, dando como resultado una desigualdad marcada entre coste de producto en campo y el coste del producto en cualquier otra ciudad donde se pueda comercializar, además de las grandes dificultades que merodean en el mercado extranjero, para mantener la calidad del producto durante el viaje, ya que hay tácticas que se llegan a utilizar para retrasar los envíos, generar más merma en el envío que concluye en la perdida de cargamentos en aduanas y el canal de panamá.</text:p>
      <text:p text:style-name="P7"><text:soft-page-break/></text:p>
      <text:p text:style-name="P9"><text:span text:style-name="Fuente_20_de_20_párrafo_20_predeter."><text:span text:style-name="T4">Solución</text:span></text:span></text:p>
      <text:p text:style-name="P8"><text:span text:style-name="Fuente_20_de_20_párrafo_20_predeter."><text:span text:style-name="T1">La solución que RUMEC <text:s/>Ciencia y Tecnología propone para terminar con la desigualdad y la manera poco ética en el comercio de los productos mexicanos es el uso de tecnología, <text:s/>centrándonos en que los agricultores cuenten con conocimiento de cómo ser parte de este comercio nacional e internacional, en los métodos de logística que permitan favorecer los tiempos de envió, mejorar la conservación de alimentos para que el transporte sea favorable y cubra las normas correspondientes estandarizando los envíos de grandes cantidades de producto y <text:s/>así evitar su perdida ante la alta y baja del mercado. El primer proyecto del brazo de RUMEC Ciencia y Tecnología es el desarrollo de una aplicación móvil de e-commerce llamada "Ek-ChuaH" que pretende unir fuerzas con campesinos para poder enlazar al comprador directamente con el productor quien ofrecerá producto a precio justo beneficiando principalmente al campesino promoviendo</text:span></text:span><text:span text:style-name="Fuente_20_de_20_párrafo_20_predeter."><text:span text:style-name="T8"> canales de distribución para el comercio mexicano internacional</text:span></text:span><text:span text:style-name="Fuente_20_de_20_párrafo_20_predeter."><text:span text:style-name="T1">. <text:s/></text:span></text:span></text:p>
      <text:h text:style-name="P21" text:outline-level="3"><text:span text:style-name="Fuente_20_de_20_párrafo_20_predeter."><text:span text:style-name="T3">Competición</text:span></text:span></text:h>
      <text:p text:style-name="P5">Como principales competidores tendremos a los actuales coyotes, las multinacionales extranjeras, hablando claro en cuanto a la forma en que tienen explotados al sector obrero y agrícola podríamos superar eso con un trato más transparente y a mejor precio de compra-venta</text:p>
      <text:p text:style-name="P5"/>
      <text:p text:style-name="P5"/>
      <text:p text:style-name="P7">MVPs</text:p>
      <text:p text:style-name="P7">Identidad de compradores y usuarios.</text:p>
      <text:p text:style-name="P5">Los sistemas de validación, para ayudar con a comprobar la existencia de vendedores:</text:p>
      <text:p text:style-name="P6">REGISTRO PARA VENDEDORES.</text:p>
      <text:p text:style-name="P8"><text:span text:style-name="Fuente_20_de_20_párrafo_20_predeter."><text:span text:style-name="T1">Nombre de la empresa</text:span></text:span></text:p>
      <text:list xml:id="list3901411889" text:style-name="L2">
        <text:list-item>
          <text:p text:style-name="P16">Ubicación</text:p>
        </text:list-item>
        <text:list-item>
          <text:p text:style-name="P16">Teléfono</text:p>
        </text:list-item>
        <text:list-item>
          <text:p text:style-name="P16">Correo de la empresa</text:p>
        </text:list-item>
        <text:list-item>
          <text:p text:style-name="P16">Constancia de estatus SAT</text:p>
        </text:list-item>
        <text:list-item>
          <text:p text:style-name="P16">Tiempo en el mercado</text:p>
        </text:list-item>
        <text:list-item>
          <text:p text:style-name="P16">Intervención Mexicana en Productos (Obra de mano mexicana, denominación de origen, fabricación)</text:p>
        </text:list-item>
        <text:list-item>
          <text:p text:style-name="P16"><text:soft-page-break/>¿Cuenta con canales de distribución? (si/no)</text:p>
        </text:list-item>
        <text:list-item>
          <text:p text:style-name="P16">¿Cuáles? (Aéreo, terrestre, marítimo, especifique)</text:p>
        </text:list-item>
        <text:list-item>
          <text:p text:style-name="P16">¿Cuáles son propios?</text:p>
        </text:list-item>
        <text:list-item>
          <text:p text:style-name="P16">¿Hace uso de plataformas en medios digitales?</text:p>
        </text:list-item>
        <text:list-item>
          <text:p text:style-name="P16">¿Cuáles usa?</text:p>
        </text:list-item>
      </text:list>
      <text:p text:style-name="P5">*Producción mensual (Producto stock) (registro de producto)</text:p>
      <text:p text:style-name="P5">*Porcentaje de ventas por producción. <text:s text:c="2"/></text:p>
      <text:list xml:id="list204908671693776" text:continue-numbering="true" text:style-name="L2">
        <text:list-item>
          <text:p text:style-name="P16">Categorías (perecedero, no perecedero, con conservadores)</text:p>
        </text:list-item>
        <text:list-item>
          <text:p text:style-name="P16">Dimensiones y peso</text:p>
        </text:list-item>
        <text:list-item>
          <text:p text:style-name="P16">Presentaciones del producto (tipo de empaque)</text:p>
        </text:list-item>
        <text:list-item>
          <text:p text:style-name="P16">Tipo de envió</text:p>
        </text:list-item>
        <text:list-item>
          <text:p text:style-name="P16">Tiempo de envío promedio</text:p>
        </text:list-item>
        <text:list-item>
          <text:p text:style-name="P16">Imágenes del producto</text:p>
        </text:list-item>
        <text:list-item>
          <text:p text:style-name="P16">Cuanto tiempo de garantía</text:p>
        </text:list-item>
        <text:list-item>
          <text:p text:style-name="P16">*Palabras clave de búsqueda (Para niveles de agregación)</text:p>
        </text:list-item>
        <text:list-item>
          <text:p text:style-name="P16">Descripción breve del producto</text:p>
        </text:list-item>
        <text:list-item>
          <text:p text:style-name="P16">Temporada de venta (En caso de estar sujeto)</text:p>
        </text:list-item>
      </text:list>
      <text:p text:style-name="P5"/>
      <text:p text:style-name="P5">REGISTRO PARA COMPRADOR</text:p>
      <text:p text:style-name="P5"><text:s text:c="4"/>• Nombre completo</text:p>
      <text:p text:style-name="P5"><text:s text:c="4"/>• Nombre de usuario</text:p>
      <text:p text:style-name="P5"><text:s text:c="4"/>• Correo electrónico</text:p>
      <text:p text:style-name="P5"><text:s text:c="4"/>• Contraseña (Y confirmación)</text:p>
      <text:p text:style-name="P5"><text:s text:c="4"/>• País y ciudad de donde compra</text:p>
      <text:p text:style-name="P5"><text:s text:c="4"/>• CURP, INE, Pasaporte (NSS)</text:p>
      <text:p text:style-name="P5"><text:soft-page-break/><text:s text:c="4"/>• *Tarjeta crédito/débito</text:p>
      <text:p text:style-name="P5">Como te enteraste de nosotros</text:p>
      <text:p text:style-name="P5">Gustos o intereses</text:p>
      <text:p text:style-name="P8"><text:span text:style-name="Fuente_20_de_20_párrafo_20_predeter."><text:span text:style-name="T1">De los siguientes artículos o categorías te agradaría recibir ofertas</text:span></text:span></text:p>
      <text:p text:style-name="P8"><text:span text:style-name="Fuente_20_de_20_párrafo_20_predeter."><text:span text:style-name="T1"/></text:span></text:p>
      <text:p text:style-name="P18"><text:span text:style-name="Fuente_20_de_20_párrafo_20_predeter."><text:span text:style-name="T6">Seguridad</text:span></text:span></text:p>
      <text:p text:style-name="P18"><text:span text:style-name="Fuente_20_de_20_párrafo_20_predeter."><text:span text:style-name="T6"/></text:span></text:p>
      <text:p text:style-name="P15"><text:span text:style-name="T9"><text:tab/>Definicion de Cybersecurity: </text:span><text:bookmark text:name="tw-target-text"/><text:span text:style-name="T13">E</text:span><text:span text:style-name="T14">s una</text:span><text:span text:style-name="T12"> "herramienta" , </text:span><text:span text:style-name="T14">pero </text:span><text:span text:style-name="T12">en sí misma, un </text:span><text:span text:style-name="T15">sistema complejo</text:span><text:span text:style-name="T12">.</text:span><text:bookmark text:name="tw-target-text1"/><text:span text:style-name="T12"> Cada uno </text:span><text:span text:style-name="T14">de los sistemas</text:span><text:span text:style-name="T12"> se despliega</text:span><text:span text:style-name="T14">n</text:span><text:span text:style-name="T12"> a menudo, </text:span><text:span text:style-name="T14">o </text:span><text:span text:style-name="T12">uno a la vez y </text:span><text:span text:style-name="T14">es posible su funcion a ser </text:span><text:span text:style-name="T12">desconectado de otras herramientas de seguridad. </text:span><text:span text:style-name="T16">Entonces el </text:span><text:span text:style-name="T12">ciber seguridad es el conjunto de habilidades, técnicas, procesos y ejecuciones. que están diseñados para garantizar la protección de la red, computadoras, programas y datos contra malware, ataques, daños y acceso no autorizado.</text:span></text:p>
      <text:p text:style-name="P13"/>
      <text:p text:style-name="P15"><text:span text:style-name="Strong_20_Emphasis"><text:span text:style-name="T10">1.) <text:s/></text:span></text:span><text:span text:style-name="Strong_20_Emphasis"><text:span text:style-name="T11">T</text:span></text:span><text:span text:style-name="Strong_20_Emphasis"><text:span text:style-name="T9">he </text:span></text:span><text:span text:style-name="Strong_20_Emphasis"><text:span text:style-name="T11">Securing Systems</text:span></text:span></text:p>
      <text:p text:style-name="P15"><text:span text:style-name="Strong_20_Emphasis"><text:span text:style-name="T11"/></text:span></text:p>
      <text:list xml:id="list1305750734" text:style-name="L3">
        <text:list-item>
          <text:p text:style-name="P14"><text:span text:style-name="Strong_20_Emphasis"><text:span text:style-name="T9">Security engineering</text:span></text:span></text:p>
        </text:list-item>
      </text:list>
      <text:p text:style-name="P15"><text:span text:style-name="Strong_20_Emphasis"><text:span text:style-name="T9"/></text:span></text:p>
      <text:list xml:id="list204909143558344" text:continue-numbering="true" text:style-name="L3">
        <text:list-item>
          <text:p text:style-name="P14"><text:span text:style-name="Strong_20_Emphasis"><text:span text:style-name="T17">Security analysis</text:span></text:span></text:p>
        </text:list-item>
      </text:list>
      <text:p text:style-name="P15"><text:span text:style-name="Strong_20_Emphasis"><text:span text:style-name="T9"/></text:span></text:p>
      <text:list xml:id="list204908084944910" text:continue-numbering="true" text:style-name="L3">
        <text:list-item>
          <text:p text:style-name="P14"><text:span text:style-name="Strong_20_Emphasis"><text:span text:style-name="T17">Security monitering</text:span></text:span></text:p>
        </text:list-item>
      </text:list>
      <text:p text:style-name="P15"><text:span text:style-name="Strong_20_Emphasis"><text:span text:style-name="T9"/></text:span></text:p>
      <text:list xml:id="list204909667567775" text:continue-numbering="true" text:style-name="L3">
        <text:list-item>
          <text:p text:style-name="P14"><text:span text:style-name="Strong_20_Emphasis"><text:span text:style-name="T9">Security Response</text:span></text:span></text:p>
        </text:list-item>
      </text:list>
      <text:p text:style-name="P15"><text:span text:style-name="Strong_20_Emphasis"><text:span text:style-name="T9"/></text:span></text:p>
      <text:list xml:id="list204908301986156" text:continue-numbering="true" text:style-name="L3">
        <text:list-item>
          <text:p text:style-name="P14"><text:span text:style-name="Strong_20_Emphasis"><text:span text:style-name="T9">Security Forensics</text:span></text:span></text:p>
        </text:list-item>
      </text:list>
      <text:p text:style-name="P15"><text:span text:style-name="Strong_20_Emphasis"><text:span text:style-name="T9"/></text:span></text:p>
      <text:list xml:id="list204908334117711" text:continue-numbering="true" text:style-name="L3">
        <text:list-item>
          <text:p text:style-name="P14"><text:span text:style-name="Strong_20_Emphasis"><text:span text:style-name="T17">Security architecture</text:span></text:span></text:p>
          <text:list>
            <text:list-item>
              <text:list>
                <text:list-header>
                  <text:p text:style-name="P19"><text:span text:style-name="Strong_20_Emphasis"><text:span text:style-name="T7"/></text:span></text:p>
                </text:list-header>
              </text:list>
            </text:list-item>
          </text:list>
        </text:list-item>
      </text:list>
      <text:p text:style-name="P8"><text:span text:style-name="Fuente_20_de_20_párrafo_20_predeter."><text:span text:style-name="T1"/></text:span></text:p>
      <text:p text:style-name="P8"><text:span text:style-name="Fuente_20_de_20_párrafo_20_predeter."><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ante" svg:font-family="Dant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Yu Mincho Demibold" svg:font-family="'Yu Mincho Demibold'" style:font-family-generic="roman" style:font-pitch="variable"/>
    <style:font-face style:name="Freestyle Script" svg:font-family="'Freestyle Script'" style:font-family-generic="script" style:font-pitch="variable"/>
    <style:font-face style:name="Informal Roman" svg:font-family="'Informal Roman'" style:font-family-generic="script"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Ubuntu" svg:font-family="Ubuntu"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size-asian="16pt"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size-asian="13pt" style:font-size-complex="13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Bibliografía" style:family="paragraph" style:parent-style-name="Standard" style:next-style-name="Standard">
      <style:paragraph-properties fo:hyphenation-ladder-count="no-limit"/>
      <style:text-properties fo:hyphenate="false"/>
    </style:style>
    <style:style style:name="Contents_20_9" style:display-name="Contents 9" style:family="paragraph" style:parent-style-name="Standard" style:next-style-name="Standard" style:class="index">
      <style:paragraph-properties fo:margin-left="3.104cm" fo:margin-right="0cm"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8" style:display-name="Contents 8" style:family="paragraph" style:parent-style-name="Standard" style:next-style-name="Standard" style:class="index">
      <style:paragraph-properties fo:margin-left="2.716cm" fo:margin-right="0cm"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7" style:display-name="Contents 7" style:family="paragraph" style:parent-style-name="Standard" style:next-style-name="Standard" style:class="index">
      <style:paragraph-properties fo:margin-left="2.328cm" fo:margin-right="0cm"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6" style:display-name="Contents 6" style:family="paragraph" style:parent-style-name="Standard" style:next-style-name="Standard" style:class="index">
      <style:paragraph-properties fo:margin-left="1.94cm" fo:margin-right="0cm"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5" style:display-name="Contents 5" style:family="paragraph" style:parent-style-name="Standard" style:next-style-name="Standard" style:class="index">
      <style:paragraph-properties fo:margin-left="1.552cm" fo:margin-right="0cm"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4" style:display-name="Contents 4" style:family="paragraph" style:parent-style-name="Standard" style:next-style-name="Standard" style:class="index">
      <style:paragraph-properties fo:margin-left="1.164cm" fo:margin-right="0cm"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3" style:display-name="Contents 3" style:family="paragraph" style:parent-style-name="Standard" style:next-style-name="Standard" style:class="index">
      <style:paragraph-properties fo:margin-left="0.776cm" fo:margin-right="0cm"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1" style:display-name="Contents 1" style:family="paragraph" style:parent-style-name="Standard" style:next-style-name="Standard" style:class="index">
      <style:paragraph-properties fo:margin-top="0.212cm" fo:margin-bottom="0cm" loext:contextual-spacing="false" fo:hyphenation-ladder-count="no-limit"/>
      <style:text-properties fo:font-style="italic" fo:font-weight="bold" style:font-style-asian="italic" style:font-weight-asian="bold" style:font-name-complex="Calibri" style:font-family-complex="Calibri" style:font-family-generic-complex="swiss" style:font-pitch-complex="variable" style:font-style-complex="italic" style:font-weight-complex="bold" fo:hyphenate="false"/>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hyphenation-ladder-count="no-limit" fo:text-indent="0cm" style:auto-text-indent="false">
        <style:tab-stops/>
      </style:paragraph-properties>
      <style:text-properties fo:font-weight="bold" style:font-weight-asian="bold" style:font-name-complex="Calibri" style:font-family-complex="Calibri" style:font-family-generic-complex="swiss" style:font-pitch-complex="variable" style:font-weight-complex="bold" fo:hyphenate="false"/>
    </style:style>
    <style:style style:name="Título_20_TDC" style:display-name="Título TDC" style:family="paragraph" style:parent-style-name="Heading_20_1" style:next-style-name="Standard" style:default-outline-level="1" style:list-style-name="">
      <style:paragraph-properties fo:hyphenation-ladder-count="no-limit"/>
      <style:text-properties style:language-asian="es" style:country-asian="MX" fo:hyphenate="false"/>
    </style:style>
    <style:style style:name="Moy_20_Freestyle_20_script" style:display-name="Moy Freestyle script" style:family="paragraph" style:parent-style-name="Dante">
      <style:paragraph-properties fo:hyphenation-ladder-count="no-limit"/>
      <style:text-properties fo:color="#2f5496" style:font-name="Freestyle Script" fo:font-family="'Freestyle Script'" style:font-family-generic="script" style:font-pitch="variable" fo:font-size="18pt" style:font-name-asian="Freestyle Script" style:font-family-asian="'Freestyle Script'" style:font-family-generic-asian="script" style:font-pitch-asian="variable" style:font-size-asian="18pt" style:font-name-complex="Freestyle Script" style:font-family-complex="'Freestyle Script'" style:font-family-generic-complex="script" style:font-pitch-complex="variable" style:font-size-complex="16pt" fo:hyphenate="false"/>
    </style:style>
    <style:style style:name="Dante" style:family="paragraph" style:parent-style-name="Moy_20_Yuminchodemibold">
      <style:paragraph-properties fo:hyphenation-ladder-count="no-limit"/>
      <style:text-properties style:use-window-font-color="true" style:font-name="Dante" fo:font-family="Dante" style:font-family-generic="roman" style:font-pitch="variable" fo:font-size="12pt" style:font-name-asian="Dante" style:font-family-asian="Dante" style:font-family-generic-asian="roman" style:font-pitch-asian="variable" style:font-size-asian="12pt" style:font-name-complex="Dante" style:font-family-complex="Dante" style:font-family-generic-complex="roman" style:font-pitch-complex="variable" fo:hyphenate="false"/>
    </style:style>
    <style:style style:name="Moy_20_Yuminchodemibold" style:display-name="Moy Yuminchodemibold" style:family="paragraph" style:parent-style-name="Moy_20_Informal">
      <style:paragraph-properties fo:text-align="justify" style:justify-single-word="false" fo:hyphenation-ladder-count="no-limit"/>
      <style:text-properties style:font-name="Yu Mincho Demibold" fo:font-family="'Yu Mincho Demibold'" style:font-family-generic="roman" style:font-pitch="variable" style:font-name-asian="Yu Mincho Demibold" style:font-family-asian="'Yu Mincho Demibold'" style:font-family-generic-asian="roman" style:font-pitch-asian="variable" style:font-name-complex="Yu Mincho Demibold" style:font-family-complex="'Yu Mincho Demibold'" style:font-family-generic-complex="roman" style:font-pitch-complex="variable" fo:hyphenate="false"/>
    </style:style>
    <style:style style:name="Moy_20_Informal" style:display-name="Moy Informal" style:family="paragraph" style:parent-style-name="Standard">
      <style:paragraph-properties fo:hyphenation-ladder-count="no-limit"/>
      <style:text-properties fo:color="#2f5496" style:font-name="Informal Roman" fo:font-family="'Informal Roman'" style:font-family-generic="script" style:font-pitch="variable" fo:font-size="20pt" style:font-name-asian="Informal Roman" style:font-family-asian="'Informal Roman'" style:font-family-generic-asian="script" style:font-pitch-asian="variable" style:font-size-asian="20pt" style:font-name-complex="Informal Roman" style:font-family-complex="'Informal Roman'" style:font-family-generic-complex="script" style:font-pitch-complex="variable" style:font-size-complex="18pt"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ListLabel_20_3" style:display-name="ListLabel 3"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1" style:display-name="ListLabel 1" style:family="text">
      <style:text-properties style:font-name-complex="Courier New" style:font-family-complex="'Courier New'" style:font-family-generic-complex="modern" style:font-pitch-complex="fixed"/>
    </style:style>
    <style:style style:name="Título_20_2_20_Car" style:display-name="Título 2 Car" style:family="text" style:parent-style-name="Fuente_20_de_20_párrafo_20_predeter.">
      <style:text-properties fo:color="#2f5496" style:font-name="Calibri Light" fo:font-family="'Calibri Light'" style:font-family-generic="swiss" style:font-pitch="variable" fo:font-size="13pt" style:font-name-asian="Noto Sans CJK SC" style:font-family-asian="'Noto Sans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Internet_20_link" style:display-name="Internet link"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Título_20_1_20_Car" style:display-name="Título 1 Car" style:family="text" style:parent-style-name="Fuente_20_de_20_párrafo_20_predeter.">
      <style:text-properties fo:color="#2f5496" style:font-name="Calibri Light" fo:font-family="'Calibri Light'" style:font-family-generic="swiss" style:font-pitch="variable" fo:font-size="16pt" style:font-name-asian="Noto Sans CJK SC" style:font-family-asian="'Noto Sans CJK SC'"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dmin</meta:initial-creator>
    <meta:creation-date>2020-04-10T21:35:00Z</meta:creation-date>
    <dc:date>2020-04-10T20:49:07.769040681</dc:date>
    <meta:editing-cycles>4</meta:editing-cycles>
    <meta:editing-duration>PT7M33S</meta:editing-duration>
    <meta:document-statistic meta:table-count="0" meta:image-count="0" meta:object-count="0" meta:page-count="4" meta:paragraph-count="68" meta:word-count="903" meta:character-count="5820" meta:non-whitespace-character-count="4976"/>
    <meta:template xlink:type="simple" xlink:actuate="onRequest" xlink:title="" xlink:href="Normal"/>
  </office:meta>
</office:document-meta>
</file>